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Futura Std Condensed Light" fo:font-size="18pt" fo:language="en" fo:country="US" officeooo:rsid="000b6374" officeooo:paragraph-rsid="000b6374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12957f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13b1f0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271d54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2b15d7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2c96b5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24fc3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9a480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e9bc7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cae1f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02006" officeooo:paragraph-rsid="00102006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02006" officeooo:paragraph-rsid="003e9bc7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b6374" officeooo:paragraph-rsid="00271d54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b6374" officeooo:paragraph-rsid="003e9bc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b6374" officeooo:paragraph-rsid="004f7ac0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c212f" officeooo:paragraph-rsid="00271d54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2f6e18" officeooo:paragraph-rsid="002f6e18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3e9bc7" officeooo:paragraph-rsid="003e9bc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14442c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1ec6f4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2b15d7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2f6e18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30d81e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35b9c5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5170e5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56295" officeooo:paragraph-rsid="00156295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0c212f" officeooo:paragraph-rsid="001ec6f4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0c212f" officeooo:paragraph-rsid="004ffb0c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ec6f4" officeooo:paragraph-rsid="0031ad22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2f6e18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324fc3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2c96b5" officeooo:paragraph-rsid="00324fc3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14442c" officeooo:paragraph-rsid="00271d54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2b15d7" officeooo:paragraph-rsid="00271d54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officeooo:rsid="002f6e18" officeooo:paragraph-rsid="002b15d7" style:font-size-asian="16pt" style:font-size-complex="16pt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44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45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46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47" style:family="paragraph" style:parent-style-name="Standard">
      <style:paragraph-properties fo:text-align="start" style:justify-single-word="false"/>
      <style:text-properties style:font-name="Futura Std Condensed" fo:font-size="18pt" fo:language="en" fo:country="US" style:text-underline-style="none" officeooo:rsid="002b15d7" officeooo:paragraph-rsid="002b15d7" style:font-size-asian="18pt" style:font-size-complex="18pt"/>
    </style:style>
    <style:style style:name="P4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51c2f4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14442c" officeooo:paragraph-rsid="002f6e18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271d54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51c2f4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5ac6ad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5b5999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c212f" officeooo:paragraph-rsid="003cae1f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2c96b5" officeooo:paragraph-rsid="005ac6ad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5ac6ad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 style:font-name="Futura Std Condensed1"/>
    </style:style>
    <style:style style:name="T6" style:family="text">
      <style:text-properties fo:color="#c9211e" loext:opacity="100%" style:font-name="Futura Std Condensed1" officeooo:rsid="0013b1f0"/>
    </style:style>
    <style:style style:name="T7" style:family="text">
      <style:text-properties fo:color="#c9211e" loext:opacity="100%" style:font-name="Futura Std Condensed1" officeooo:rsid="005170e5"/>
    </style:style>
    <style:style style:name="T8" style:family="text">
      <style:text-properties fo:color="#c9211e" loext:opacity="100%" style:font-name="Futura Std Condensed1" officeooo:rsid="00551542"/>
    </style:style>
    <style:style style:name="T9" style:family="text">
      <style:text-properties fo:color="#c9211e" loext:opacity="100%" style:font-name="Futura Std Condensed"/>
    </style:style>
    <style:style style:name="T10" style:family="text">
      <style:text-properties fo:color="#c9211e" loext:opacity="100%" style:font-name="Futura Std Condensed" officeooo:rsid="0012957f"/>
    </style:style>
    <style:style style:name="T11" style:family="text">
      <style:text-properties fo:color="#c9211e" loext:opacity="100%" style:font-name="Futura Std Condensed" officeooo:rsid="000f8f6a"/>
    </style:style>
    <style:style style:name="T12" style:family="text">
      <style:text-properties fo:color="#c9211e" loext:opacity="100%" style:font-name="Futura Std Condensed" officeooo:rsid="000dbedd"/>
    </style:style>
    <style:style style:name="T13" style:family="text">
      <style:text-properties fo:color="#c9211e" loext:opacity="100%" style:font-name="Futura Std Condensed" officeooo:rsid="000e06bf"/>
    </style:style>
    <style:style style:name="T14" style:family="text">
      <style:text-properties fo:color="#c9211e" loext:opacity="100%" style:font-name="Futura Std Condensed" officeooo:rsid="001362f7"/>
    </style:style>
    <style:style style:name="T15" style:family="text">
      <style:text-properties fo:color="#c9211e" loext:opacity="100%" style:font-name="Futura Std Condensed" officeooo:rsid="0013b1f0"/>
    </style:style>
    <style:style style:name="T16" style:family="text">
      <style:text-properties fo:color="#c9211e" loext:opacity="100%" style:font-name="Futura Std Condensed" officeooo:rsid="0014442c"/>
    </style:style>
    <style:style style:name="T17" style:family="text">
      <style:text-properties fo:color="#c9211e" loext:opacity="100%" style:font-name="Futura Std Condensed" officeooo:rsid="00145467"/>
    </style:style>
    <style:style style:name="T18" style:family="text">
      <style:text-properties fo:color="#c9211e" loext:opacity="100%" style:font-name="Futura Std Condensed" officeooo:rsid="00155c6b"/>
    </style:style>
    <style:style style:name="T19" style:family="text">
      <style:text-properties fo:color="#c9211e" loext:opacity="100%" style:font-name="Futura Std Condensed" officeooo:rsid="0018b4d5"/>
    </style:style>
    <style:style style:name="T20" style:family="text">
      <style:text-properties fo:color="#c9211e" loext:opacity="100%" style:font-name="Futura Std Condensed" officeooo:rsid="0018c4ea"/>
    </style:style>
    <style:style style:name="T21" style:family="text">
      <style:text-properties fo:color="#c9211e" loext:opacity="100%" style:font-name="Futura Std Condensed" officeooo:rsid="001a20db"/>
    </style:style>
    <style:style style:name="T22" style:family="text">
      <style:text-properties fo:color="#c9211e" loext:opacity="100%" style:font-name="Futura Std Condensed" officeooo:rsid="001c6e04"/>
    </style:style>
    <style:style style:name="T23" style:family="text">
      <style:text-properties fo:color="#c9211e" loext:opacity="100%" style:font-name="Futura Std Condensed" officeooo:rsid="001d91d9"/>
    </style:style>
    <style:style style:name="T24" style:family="text">
      <style:text-properties fo:color="#c9211e" loext:opacity="100%" style:font-name="Futura Std Condensed" officeooo:rsid="00202faa"/>
    </style:style>
    <style:style style:name="T25" style:family="text">
      <style:text-properties fo:color="#c9211e" loext:opacity="100%" style:font-name="Futura Std Condensed" officeooo:rsid="002104e7"/>
    </style:style>
    <style:style style:name="T26" style:family="text">
      <style:text-properties fo:color="#c9211e" loext:opacity="100%" style:font-name="Futura Std Condensed" officeooo:rsid="001ec6f4"/>
    </style:style>
    <style:style style:name="T27" style:family="text">
      <style:text-properties fo:color="#c9211e" loext:opacity="100%" style:font-name="Futura Std Condensed" officeooo:rsid="002b15d7"/>
    </style:style>
    <style:style style:name="T28" style:family="text">
      <style:text-properties fo:color="#c9211e" loext:opacity="100%" style:font-name="Futura Std Condensed" officeooo:rsid="00324fc3"/>
    </style:style>
    <style:style style:name="T29" style:family="text">
      <style:text-properties fo:color="#c9211e" loext:opacity="100%" style:font-name="Futura Std Condensed" officeooo:rsid="003600f1"/>
    </style:style>
    <style:style style:name="T30" style:family="text">
      <style:text-properties fo:color="#c9211e" loext:opacity="100%" style:font-name="Futura Std Condensed" officeooo:rsid="00254600"/>
    </style:style>
    <style:style style:name="T31" style:family="text">
      <style:text-properties fo:color="#c9211e" loext:opacity="100%" style:font-name="Futura Std Condensed" officeooo:rsid="00271d54"/>
    </style:style>
    <style:style style:name="T32" style:family="text">
      <style:text-properties fo:color="#c9211e" loext:opacity="100%" style:font-name="Futura Std Condensed" officeooo:rsid="00291794"/>
    </style:style>
    <style:style style:name="T33" style:family="text">
      <style:text-properties fo:color="#c9211e" loext:opacity="100%" style:font-name="Futura Std Condensed" officeooo:rsid="002c96b5"/>
    </style:style>
    <style:style style:name="T34" style:family="text">
      <style:text-properties fo:color="#c9211e" loext:opacity="100%" style:font-name="Futura Std Condensed" officeooo:rsid="002f6e18"/>
    </style:style>
    <style:style style:name="T35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6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7" style:family="text">
      <style:text-properties fo:color="#c9211e" loext:opacity="100%" style:font-name="Futura Std Condensed" style:text-underline-style="solid" style:text-underline-width="auto" style:text-underline-color="font-color" officeooo:rsid="003b41f1"/>
    </style:style>
    <style:style style:name="T38" style:family="text">
      <style:text-properties fo:color="#c9211e" loext:opacity="100%" style:font-name="Futura Std Condensed" style:text-underline-style="solid" style:text-underline-width="auto" style:text-underline-color="font-color" officeooo:rsid="0046aa3b"/>
    </style:style>
    <style:style style:name="T39" style:family="text">
      <style:text-properties fo:color="#c9211e" loext:opacity="100%" style:font-name="Futura Std Condensed" officeooo:rsid="0030d81e"/>
    </style:style>
    <style:style style:name="T40" style:family="text">
      <style:text-properties fo:color="#c9211e" loext:opacity="100%" style:font-name="Futura Std Condensed" officeooo:rsid="0035b9c5"/>
    </style:style>
    <style:style style:name="T41" style:family="text">
      <style:text-properties fo:color="#c9211e" loext:opacity="100%" style:font-name="Futura Std Condensed" officeooo:rsid="003666e8"/>
    </style:style>
    <style:style style:name="T42" style:family="text">
      <style:text-properties fo:color="#c9211e" loext:opacity="100%" style:font-name="Futura Std Condensed" officeooo:rsid="003e9bc7"/>
    </style:style>
    <style:style style:name="T43" style:family="text">
      <style:text-properties fo:color="#c9211e" loext:opacity="100%" style:font-name="Futura Std Condensed" officeooo:rsid="004190e1"/>
    </style:style>
    <style:style style:name="T44" style:family="text">
      <style:text-properties fo:color="#c9211e" loext:opacity="100%" style:font-name="Futura Std Condensed" officeooo:rsid="0043e337"/>
    </style:style>
    <style:style style:name="T45" style:family="text">
      <style:text-properties fo:color="#c9211e" loext:opacity="100%" style:font-name="Futura Std Condensed" officeooo:rsid="0048922a"/>
    </style:style>
    <style:style style:name="T46" style:family="text">
      <style:text-properties fo:color="#c9211e" loext:opacity="100%" style:font-name="Futura Std Condensed" style:text-underline-style="none" officeooo:rsid="003b41f1"/>
    </style:style>
    <style:style style:name="T47" style:family="text">
      <style:text-properties fo:color="#c9211e" loext:opacity="100%" style:font-name="Futura Std Condensed" officeooo:rsid="004b5574"/>
    </style:style>
    <style:style style:name="T48" style:family="text">
      <style:text-properties fo:color="#c9211e" loext:opacity="100%" style:font-name="Futura Std Condensed" officeooo:rsid="004e68bd"/>
    </style:style>
    <style:style style:name="T49" style:family="text">
      <style:text-properties fo:color="#c9211e" loext:opacity="100%" style:font-name="Futura Std Condensed" officeooo:rsid="004f4fd7"/>
    </style:style>
    <style:style style:name="T50" style:family="text">
      <style:text-properties fo:color="#c9211e" loext:opacity="100%" style:font-name="Futura Std Condensed" officeooo:rsid="00509422"/>
    </style:style>
    <style:style style:name="T51" style:family="text">
      <style:text-properties fo:color="#c9211e" loext:opacity="100%" style:font-name="Futura Std Condensed" officeooo:rsid="005170e5"/>
    </style:style>
    <style:style style:name="T52" style:family="text">
      <style:text-properties fo:color="#c9211e" loext:opacity="100%" style:font-name="Futura Std Condensed" officeooo:rsid="00530c9e"/>
    </style:style>
    <style:style style:name="T53" style:family="text">
      <style:text-properties fo:color="#c9211e" loext:opacity="100%" style:font-name="Futura Std Condensed" officeooo:rsid="0058a901"/>
    </style:style>
    <style:style style:name="T54" style:family="text">
      <style:text-properties fo:color="#c9211e" loext:opacity="100%" style:font-name="Futura Std Condensed" officeooo:rsid="0053acd1"/>
    </style:style>
    <style:style style:name="T55" style:family="text">
      <style:text-properties fo:color="#c9211e" loext:opacity="100%" style:font-name="Futura Std Condensed" officeooo:rsid="005a3f3b"/>
    </style:style>
    <style:style style:name="T56" style:family="text">
      <style:text-properties fo:color="#c9211e" loext:opacity="100%" style:font-name="Futura Std Condensed" officeooo:rsid="005a6b4c"/>
    </style:style>
    <style:style style:name="T57" style:family="text">
      <style:text-properties fo:color="#c9211e" loext:opacity="100%" style:font-name="Futura Std Condensed" officeooo:rsid="005ac6ad"/>
    </style:style>
    <style:style style:name="T58" style:family="text">
      <style:text-properties fo:color="#c9211e" loext:opacity="100%" style:font-name="Futura Std Condensed" officeooo:rsid="005ad40e"/>
    </style:style>
    <style:style style:name="T59" style:family="text">
      <style:text-properties fo:color="#c9211e" loext:opacity="100%" style:font-name="Futura Std Condensed" officeooo:rsid="005b5999"/>
    </style:style>
    <style:style style:name="T60" style:family="text">
      <style:text-properties fo:color="#c9211e" loext:opacity="100%" style:font-name="Futura Std Condensed" officeooo:rsid="005c7fa8"/>
    </style:style>
    <style:style style:name="T61" style:family="text">
      <style:text-properties fo:color="#c9211e" loext:opacity="100%" fo:font-size="16pt" officeooo:rsid="00509422" style:font-size-asian="16pt" style:font-size-complex="16pt"/>
    </style:style>
    <style:style style:name="T62" style:family="text">
      <style:text-properties fo:color="#c9211e" loext:opacity="100%" fo:font-size="16pt" officeooo:rsid="005a6b4c" style:font-size-asian="16pt" style:font-size-complex="16pt"/>
    </style:style>
    <style:style style:name="T63" style:family="text">
      <style:text-properties fo:color="#c9211e" loext:opacity="100%" style:font-name="Futura Std Condensed "/>
    </style:style>
    <style:style style:name="T64" style:family="text">
      <style:text-properties fo:color="#c9211e" loext:opacity="100%" style:font-name="Futura Std Condensed " officeooo:rsid="005a6b4c"/>
    </style:style>
    <style:style style:name="T65" style:family="text">
      <style:text-properties fo:color="#c9211e" loext:opacity="100%" style:font-name="Futura Std Condensed " officeooo:rsid="00254600"/>
    </style:style>
    <style:style style:name="T66" style:family="text">
      <style:text-properties fo:color="#c9211e" loext:opacity="100%" style:font-name="Futura Std Condensed " officeooo:rsid="005ac6ad"/>
    </style:style>
    <style:style style:name="T67" style:family="text">
      <style:text-properties fo:color="#c9211e" loext:opacity="100%" style:font-name="Futura Std Condensed " officeooo:rsid="0030d81e"/>
    </style:style>
    <style:style style:name="T68" style:family="text">
      <style:text-properties fo:color="#c9211e" loext:opacity="100%" style:font-name="Futura Std Condensed " officeooo:rsid="005ad40e"/>
    </style:style>
    <style:style style:name="T69" style:family="text">
      <style:text-properties officeooo:rsid="001362f7"/>
    </style:style>
    <style:style style:name="T70" style:family="text">
      <style:text-properties fo:color="#000000" loext:opacity="100%"/>
    </style:style>
    <style:style style:name="T71" style:family="text">
      <style:text-properties fo:color="#000000" loext:opacity="100%" officeooo:rsid="000f8f6a"/>
    </style:style>
    <style:style style:name="T72" style:family="text">
      <style:text-properties fo:color="#000000" loext:opacity="100%" officeooo:rsid="001362f7"/>
    </style:style>
    <style:style style:name="T73" style:family="text">
      <style:text-properties fo:color="#000000" loext:opacity="100%" officeooo:rsid="0013b1f0"/>
    </style:style>
    <style:style style:name="T74" style:family="text">
      <style:text-properties fo:color="#000000" loext:opacity="100%" style:text-underline-style="solid" style:text-underline-width="auto" style:text-underline-color="font-color" officeooo:rsid="0013b1f0"/>
    </style:style>
    <style:style style:name="T75" style:family="text">
      <style:text-properties fo:color="#000000" loext:opacity="100%" style:text-underline-style="solid" style:text-underline-width="auto" style:text-underline-color="font-color" officeooo:rsid="001362f7"/>
    </style:style>
    <style:style style:name="T76" style:family="text">
      <style:text-properties fo:color="#000000" loext:opacity="100%" style:text-underline-style="solid" style:text-underline-width="auto" style:text-underline-color="font-color" officeooo:rsid="0018c4ea"/>
    </style:style>
    <style:style style:name="T77" style:family="text">
      <style:text-properties fo:color="#000000" loext:opacity="100%" style:text-underline-style="solid" style:text-underline-width="auto" style:text-underline-color="font-color" officeooo:rsid="00271d54"/>
    </style:style>
    <style:style style:name="T78" style:family="text">
      <style:text-properties fo:color="#000000" loext:opacity="100%" style:text-underline-style="solid" style:text-underline-width="auto" style:text-underline-color="font-color" officeooo:rsid="002f6e18"/>
    </style:style>
    <style:style style:name="T79" style:family="text">
      <style:text-properties fo:color="#000000" loext:opacity="100%" style:text-underline-style="solid" style:text-underline-width="auto" style:text-underline-color="font-color" officeooo:rsid="001c6e04"/>
    </style:style>
    <style:style style:name="T80" style:family="text">
      <style:text-properties fo:color="#000000" loext:opacity="100%" style:text-underline-style="solid" style:text-underline-width="auto" style:text-underline-color="font-color" officeooo:rsid="004ffb0c"/>
    </style:style>
    <style:style style:name="T81" style:family="text">
      <style:text-properties fo:color="#000000" loext:opacity="100%" style:text-underline-style="solid" style:text-underline-width="auto" style:text-underline-color="font-color" officeooo:rsid="0053acd1"/>
    </style:style>
    <style:style style:name="T82" style:family="text">
      <style:text-properties fo:color="#000000" loext:opacity="100%" style:text-underline-style="solid" style:text-underline-width="auto" style:text-underline-color="font-color" officeooo:rsid="002b15d7"/>
    </style:style>
    <style:style style:name="T83" style:family="text">
      <style:text-properties fo:color="#000000" loext:opacity="100%" style:text-underline-style="solid" style:text-underline-width="auto" style:text-underline-color="font-color" officeooo:rsid="005ac6ad"/>
    </style:style>
    <style:style style:name="T84" style:family="text">
      <style:text-properties fo:color="#000000" loext:opacity="100%" officeooo:rsid="0014442c"/>
    </style:style>
    <style:style style:name="T85" style:family="text">
      <style:text-properties fo:color="#000000" loext:opacity="100%" officeooo:rsid="0018b4d5"/>
    </style:style>
    <style:style style:name="T86" style:family="text">
      <style:text-properties fo:color="#000000" loext:opacity="100%" style:font-name="Futura Std Condensed Light" officeooo:rsid="0035b9c5"/>
    </style:style>
    <style:style style:name="T87" style:family="text">
      <style:text-properties fo:color="#000000" loext:opacity="100%" style:font-name="Futura Std Condensed Light" officeooo:rsid="0057759a"/>
    </style:style>
    <style:style style:name="T88" style:family="text">
      <style:text-properties fo:color="#000000" loext:opacity="100%" style:font-name="Futura Std Condensed Light" officeooo:rsid="0051c2f4"/>
    </style:style>
    <style:style style:name="T89" style:family="text">
      <style:text-properties fo:color="#000000" loext:opacity="100%" style:font-name="Futura Std Condensed Light" officeooo:rsid="00525e1c"/>
    </style:style>
    <style:style style:name="T90" style:family="text">
      <style:text-properties fo:color="#000000" loext:opacity="100%" officeooo:rsid="00271d54"/>
    </style:style>
    <style:style style:name="T91" style:family="text">
      <style:text-properties fo:color="#000000" loext:opacity="100%" officeooo:rsid="002b15d7"/>
    </style:style>
    <style:style style:name="T92" style:family="text">
      <style:text-properties fo:color="#000000" loext:opacity="100%" officeooo:rsid="002c96b5"/>
    </style:style>
    <style:style style:name="T93" style:family="text">
      <style:text-properties fo:color="#000000" loext:opacity="100%" officeooo:rsid="002f6e18"/>
    </style:style>
    <style:style style:name="T94" style:family="text">
      <style:text-properties fo:color="#000000" loext:opacity="100%" officeooo:rsid="0030d81e"/>
    </style:style>
    <style:style style:name="T95" style:family="text">
      <style:text-properties fo:color="#000000" loext:opacity="100%" officeooo:rsid="0031047f"/>
    </style:style>
    <style:style style:name="T96" style:family="text">
      <style:text-properties fo:color="#000000" loext:opacity="100%" officeooo:rsid="00386cd6"/>
    </style:style>
    <style:style style:name="T97" style:family="text">
      <style:text-properties fo:color="#000000" loext:opacity="100%" officeooo:rsid="00425146"/>
    </style:style>
    <style:style style:name="T98" style:family="text">
      <style:text-properties fo:color="#000000" loext:opacity="100%" officeooo:rsid="004f4fd7"/>
    </style:style>
    <style:style style:name="T99" style:family="text">
      <style:text-properties fo:color="#000000" loext:opacity="100%" style:font-name="Futura Std Condensed" officeooo:rsid="0051c2f4"/>
    </style:style>
    <style:style style:name="T100" style:family="text">
      <style:text-properties fo:color="#000000" loext:opacity="100%" style:font-name="Futura Std Condensed" officeooo:rsid="003666e8"/>
    </style:style>
    <style:style style:name="T101" style:family="text">
      <style:text-properties fo:color="#000000" loext:opacity="100%" style:font-name="Futura Std Condensed" officeooo:rsid="005b5999"/>
    </style:style>
    <style:style style:name="T102" style:family="text">
      <style:text-properties fo:color="#000000" loext:opacity="100%" officeooo:rsid="00530c9e"/>
    </style:style>
    <style:style style:name="T103" style:family="text">
      <style:text-properties fo:color="#000000" loext:opacity="100%" officeooo:rsid="0053acd1"/>
    </style:style>
    <style:style style:name="T104" style:family="text">
      <style:text-properties fo:color="#000000" loext:opacity="100%" officeooo:rsid="001d91d9"/>
    </style:style>
    <style:style style:name="T105" style:family="text">
      <style:text-properties fo:color="#000000" loext:opacity="100%" officeooo:rsid="001c6e04"/>
    </style:style>
    <style:style style:name="T106" style:family="text">
      <style:text-properties fo:color="#000000" loext:opacity="100%" officeooo:rsid="001ec6f4"/>
    </style:style>
    <style:style style:name="T107" style:family="text">
      <style:text-properties fo:color="#000000" loext:opacity="100%" officeooo:rsid="0021ae3f"/>
    </style:style>
    <style:style style:name="T108" style:family="text">
      <style:text-properties fo:color="#000000" loext:opacity="100%" officeooo:rsid="0058a901"/>
    </style:style>
    <style:style style:name="T109" style:family="text">
      <style:text-properties fo:color="#000000" loext:opacity="100%" officeooo:rsid="005ac6ad"/>
    </style:style>
    <style:style style:name="T110" style:family="text">
      <style:text-properties fo:color="#000000" loext:opacity="100%" officeooo:rsid="005ad40e"/>
    </style:style>
    <style:style style:name="T111" style:family="text">
      <style:text-properties fo:color="#000000" loext:opacity="100%" officeooo:rsid="005b5999"/>
    </style:style>
    <style:style style:name="T112" style:family="text">
      <style:text-properties fo:color="#000000" loext:opacity="100%" style:font-name="Futura Std Condensed Light" officeooo:rsid="003666e8"/>
    </style:style>
    <style:style style:name="T113" style:family="text">
      <style:text-properties fo:color="#000000" loext:opacity="100%" style:font-name="Futura Std Condensed Light" officeooo:rsid="005b5999"/>
    </style:style>
    <style:style style:name="T114" style:family="text">
      <style:text-properties fo:color="#000000" loext:opacity="100%" style:font-name="Futura Std Condensed Light" officeooo:rsid="005b997c"/>
    </style:style>
    <style:style style:name="T115" style:family="text">
      <style:text-properties officeooo:rsid="0013b1f0"/>
    </style:style>
    <style:style style:name="T116" style:family="text">
      <style:text-properties style:text-underline-style="solid" style:text-underline-width="auto" style:text-underline-color="font-color" officeooo:rsid="0013b1f0"/>
    </style:style>
    <style:style style:name="T117" style:family="text">
      <style:text-properties style:text-underline-style="solid" style:text-underline-width="auto" style:text-underline-color="font-color" officeooo:rsid="001362f7"/>
    </style:style>
    <style:style style:name="T118" style:family="text">
      <style:text-properties style:text-underline-style="solid" style:text-underline-width="auto" style:text-underline-color="font-color" officeooo:rsid="000f8f6a"/>
    </style:style>
    <style:style style:name="T119" style:family="text">
      <style:text-properties style:text-underline-style="solid" style:text-underline-width="auto" style:text-underline-color="font-color" officeooo:rsid="0014442c"/>
    </style:style>
    <style:style style:name="T120" style:family="text">
      <style:text-properties style:text-underline-style="solid" style:text-underline-width="auto" style:text-underline-color="font-color" officeooo:rsid="0018c4ea"/>
    </style:style>
    <style:style style:name="T121" style:family="text">
      <style:text-properties style:text-underline-style="solid" style:text-underline-width="auto" style:text-underline-color="font-color" officeooo:rsid="001c6e04"/>
    </style:style>
    <style:style style:name="T122" style:family="text">
      <style:text-properties style:text-underline-style="solid" style:text-underline-width="auto" style:text-underline-color="font-color" officeooo:rsid="00509422"/>
    </style:style>
    <style:style style:name="T123" style:family="text">
      <style:text-properties style:text-underline-style="solid" style:text-underline-width="auto" style:text-underline-color="font-color" officeooo:rsid="0053acd1"/>
    </style:style>
    <style:style style:name="T124" style:family="text">
      <style:text-properties style:text-underline-style="solid" style:text-underline-width="auto" style:text-underline-color="font-color" officeooo:rsid="005b5999"/>
    </style:style>
    <style:style style:name="T125" style:family="text">
      <style:text-properties style:text-underline-style="none" officeooo:rsid="001362f7"/>
    </style:style>
    <style:style style:name="T126" style:family="text">
      <style:text-properties style:text-underline-style="none" officeooo:rsid="003b41f1"/>
    </style:style>
    <style:style style:name="T127" style:family="text">
      <style:text-properties officeooo:rsid="0014442c"/>
    </style:style>
    <style:style style:name="T128" style:family="text">
      <style:text-properties officeooo:rsid="00145467"/>
    </style:style>
    <style:style style:name="T129" style:family="text">
      <style:text-properties officeooo:rsid="00155c6b"/>
    </style:style>
    <style:style style:name="T130" style:family="text">
      <style:text-properties officeooo:rsid="0016dd90"/>
    </style:style>
    <style:style style:name="T131" style:family="text">
      <style:text-properties officeooo:rsid="0018c4ea"/>
    </style:style>
    <style:style style:name="T132" style:family="text">
      <style:text-properties officeooo:rsid="001a20db"/>
    </style:style>
    <style:style style:name="T133" style:family="text">
      <style:text-properties officeooo:rsid="001c6e04"/>
    </style:style>
    <style:style style:name="T134" style:family="text">
      <style:text-properties officeooo:rsid="001d91d9"/>
    </style:style>
    <style:style style:name="T135" style:family="text">
      <style:text-properties officeooo:rsid="001ec6f4"/>
    </style:style>
    <style:style style:name="T136" style:family="text">
      <style:text-properties officeooo:rsid="00202faa"/>
    </style:style>
    <style:style style:name="T137" style:family="text">
      <style:text-properties officeooo:rsid="002104e7"/>
    </style:style>
    <style:style style:name="T138" style:family="text">
      <style:text-properties officeooo:rsid="0023e611"/>
    </style:style>
    <style:style style:name="T139" style:family="text">
      <style:text-properties officeooo:rsid="00254600"/>
    </style:style>
    <style:style style:name="T140" style:family="text">
      <style:text-properties officeooo:rsid="002b15d7"/>
    </style:style>
    <style:style style:name="T141" style:family="text">
      <style:text-properties officeooo:rsid="002db9f0"/>
    </style:style>
    <style:style style:name="T142" style:family="text">
      <style:text-properties officeooo:rsid="002f6e18"/>
    </style:style>
    <style:style style:name="T143" style:family="text">
      <style:text-properties fo:color="#2a6099" loext:opacity="100%"/>
    </style:style>
    <style:style style:name="T144" style:family="text">
      <style:text-properties fo:color="#2a6099" loext:opacity="100%" style:font-name="Futura Std Condensed"/>
    </style:style>
    <style:style style:name="T145" style:family="text">
      <style:text-properties fo:color="#2a6099" loext:opacity="100%" officeooo:rsid="005b5999"/>
    </style:style>
    <style:style style:name="T146" style:family="text">
      <style:text-properties officeooo:rsid="0030d81e"/>
    </style:style>
    <style:style style:name="T147" style:family="text">
      <style:text-properties officeooo:rsid="0031047f"/>
    </style:style>
    <style:style style:name="T148" style:family="text">
      <style:text-properties officeooo:rsid="00324fc3"/>
    </style:style>
    <style:style style:name="T149" style:family="text">
      <style:text-properties officeooo:rsid="0035b9c5"/>
    </style:style>
    <style:style style:name="T150" style:family="text">
      <style:text-properties officeooo:rsid="003600f1"/>
    </style:style>
    <style:style style:name="T151" style:family="text">
      <style:text-properties officeooo:rsid="003666e8"/>
    </style:style>
    <style:style style:name="T152" style:family="text">
      <style:text-properties style:font-name="Futura Std Condensed" officeooo:rsid="004190e1"/>
    </style:style>
    <style:style style:name="T153" style:family="text">
      <style:text-properties style:font-name="Futura Std Condensed" officeooo:rsid="0051c2f4"/>
    </style:style>
    <style:style style:name="T154" style:family="text">
      <style:text-properties officeooo:rsid="003b41f1"/>
    </style:style>
    <style:style style:name="T155" style:family="text">
      <style:text-properties officeooo:rsid="004190e1"/>
    </style:style>
    <style:style style:name="T156" style:family="text">
      <style:text-properties officeooo:rsid="0048922a"/>
    </style:style>
    <style:style style:name="T157" style:family="text">
      <style:text-properties officeooo:rsid="002c96b5"/>
    </style:style>
    <style:style style:name="T158" style:family="text">
      <style:text-properties officeooo:rsid="004a78a6"/>
    </style:style>
    <style:style style:name="T159" style:family="text">
      <style:text-properties officeooo:rsid="004b5574"/>
    </style:style>
    <style:style style:name="T160" style:family="text">
      <style:text-properties officeooo:rsid="004e68bd"/>
    </style:style>
    <style:style style:name="T161" style:family="text">
      <style:text-properties officeooo:rsid="004f4fd7"/>
    </style:style>
    <style:style style:name="T162" style:family="text">
      <style:text-properties officeooo:rsid="004f7ac0"/>
    </style:style>
    <style:style style:name="T163" style:family="text">
      <style:text-properties officeooo:rsid="004ffb0c"/>
    </style:style>
    <style:style style:name="T164" style:family="text">
      <style:text-properties officeooo:rsid="00509422"/>
    </style:style>
    <style:style style:name="T165" style:family="text">
      <style:text-properties style:font-name="Futura Std Condensed Light" fo:font-size="16pt" officeooo:rsid="00509422" style:font-size-asian="16pt" style:font-size-complex="16pt"/>
    </style:style>
    <style:style style:name="T166" style:family="text">
      <style:text-properties style:font-name="Futura Std Condensed Light" fo:font-size="16pt" officeooo:rsid="0053acd1" style:font-size-asian="16pt" style:font-size-complex="16pt"/>
    </style:style>
    <style:style style:name="T167" style:family="text">
      <style:text-properties style:font-name="Futura Std Condensed Light" fo:font-size="16pt" officeooo:rsid="005b997c" style:font-size-asian="16pt" style:font-size-complex="16pt"/>
    </style:style>
    <style:style style:name="T168" style:family="text">
      <style:text-properties officeooo:rsid="005170e5"/>
    </style:style>
    <style:style style:name="T169" style:family="text">
      <style:text-properties fo:color="#3465a4" loext:opacity="100%" style:font-name="Futura Std Condensed" officeooo:rsid="0057759a"/>
    </style:style>
    <style:style style:name="T170" style:family="text">
      <style:text-properties fo:color="#3465a4" loext:opacity="100%" officeooo:rsid="0018b4d5"/>
    </style:style>
    <style:style style:name="T171" style:family="text">
      <style:text-properties officeooo:rsid="00530c9e"/>
    </style:style>
    <style:style style:name="T172" style:family="text">
      <style:text-properties officeooo:rsid="0053acd1"/>
    </style:style>
    <style:style style:name="T173" style:family="text">
      <style:text-properties officeooo:rsid="0051c2f4"/>
    </style:style>
    <style:style style:name="T174" style:family="text">
      <style:text-properties officeooo:rsid="005a1c9b"/>
    </style:style>
    <style:style style:name="T175" style:family="text">
      <style:text-properties officeooo:rsid="005a3f3b"/>
    </style:style>
    <style:style style:name="T176" style:family="text">
      <style:text-properties officeooo:rsid="005ad40e"/>
    </style:style>
    <style:style style:name="T177" style:family="text">
      <style:text-properties style:font-name="Futura Std Condensed Light" officeooo:rsid="0058a901"/>
    </style:style>
    <style:style style:name="T178" style:family="text">
      <style:text-properties officeooo:rsid="005b5999"/>
    </style:style>
    <style:style style:name="T179" style:family="text">
      <style:text-properties officeooo:rsid="005c7f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Kindergarten Massaker</text:p>
      <text:p text:style-name="P1"/>
      <text:p text:style-name="P1"/>
      <text:p text:style-name="P1"/>
      <text:p text:style-name="P2">Pitch</text:p>
      <text:p text:style-name="P8"/>
      <text:p text:style-name="P22"><text:span text:style-name="T4"><text:tab/></text:span><text:span text:style-name="T162">P</text:span><text:span text:style-name="T4">eaceful a</text:span>lien land<text:span text:style-name="T3">s</text:span> in a Kindergarten. Kids are coming from everywhere. More and more. They tend to surround the <text:span text:style-name="T3">a</text:span>lien <text:span text:style-name="T160">a</text:span><text:span text:style-name="T4">nd they want “blood”! </text:span><text:span text:style-name="T141">Alien</text:span> has to avoid <text:span text:style-name="T1">kids</text:span> in order to survive. Everything’s seen through a surveillance<text:span text:style-name="T141"> </text:span>cam <text:span text:style-name="T1">t</text:span>hat gets buggier and buggier up to the point <text:span text:style-name="T1">that</text:span> it shuts down. End of game!</text:p>
      <text:p text:style-name="P6">Gameplay (more or less)</text:p>
      <text:p text:style-name="P8"/>
      <text:p text:style-name="P15"><text:tab/><text:span text:style-name="T127">The game will be a</text:span><text:span text:style-name="T16"> </text:span><text:span text:style-name="T19">Top Down Shooter</text:span><text:span text:style-name="T85"> in </text:span><text:span text:style-name="T16">2D pixel art</text:span><text:span text:style-name="T127"> </text:span><text:span text:style-name="T137">style</text:span><text:span text:style-name="T127">.</text:span></text:p>
      <text:p text:style-name="P9"/>
      <text:p text:style-name="P9"><text:tab/>The game will<text:span text:style-name="T115"> probably </text:span>be in <text:span text:style-name="T5">German</text:span> (just because the title rocks in German). <text:span text:style-name="T160">We’ll </text:span><text:span text:style-name="T174">eventually </text:span><text:span text:style-name="T160">have to find people able to speak German fluently enough to record them for voices.</text:span></text:p>
      <text:p text:style-name="P9"/>
      <text:p text:style-name="P13"><text:tab/><text:span text:style-name="T26">1 player versus CPU</text:span><text:span text:style-name="T92">.</text:span></text:p>
      <text:p text:style-name="P9"/>
      <text:p text:style-name="P13"><text:tab/><text:span text:style-name="T31">1 difficulty level</text:span><text:span text:style-name="T92">.</text:span></text:p>
      <text:p text:style-name="P18"/>
      <text:p text:style-name="P18"><text:tab/><text:span text:style-name="T127">One</text:span> game last<text:span text:style-name="T135">s</text:span> <text:span text:style-name="T115">up to</text:span> <text:span text:style-name="T9">1 minute</text:span> (or a bit more <text:span text:style-name="T115">with luck as player will become “blind” at some point</text:span>). <text:span text:style-name="T163">Well. As long as the alien can survive, the game isn’t over but considering that </text:span><text:span text:style-name="T175">after </text:span><text:span text:style-name="T163">about 1 minute, the screen is black, I don’t think the game will last very long...</text:span></text:p>
      <text:p text:style-name="P10"/>
      <text:p text:style-name="P10"><text:tab/><text:span text:style-name="T115">The only thing that will </text:span><text:span text:style-name="T6">eventually</text:span><text:span text:style-name="T115"> be recorded is </text:span><text:span text:style-name="T15">HOW LONG YOU SURVIVE</text:span><text:span text:style-name="T115">! (only the best </text:span><text:span text:style-name="T127">time</text:span><text:span text:style-name="T115">). </text:span><text:span text:style-name="T155">We’ll give the length of the game but if it doesn’t break the record, then “</text:span><text:span text:style-name="T152">it’ll be lost for ever like tears in the rain</text:span><text:span text:style-name="T155">”!</text:span></text:p>
      <text:p text:style-name="P10"/>
      <text:p text:style-name="P10"><text:tab/><text:span text:style-name="T15">Nothing to gather</text:span><text:span text:style-name="T115">: no bonus, </text:span><text:span text:style-name="T160">no health, </text:span><text:span text:style-name="T115">no money, no points, </text:span><text:span text:style-name="T127">no weapon, no armor, </text:span><text:span text:style-name="T115">no nothing!</text:span></text:p>
      <text:p text:style-name="P10"/>
      <text:p text:style-name="P10"><text:tab/><text:span text:style-name="T63">“</text:span><text:span text:style-name="T43">C</text:span><text:span text:style-name="T25">ontact” with</text:span><text:span text:style-name="T17"> </text:span><text:span text:style-name="T43">enemies</text:span><text:span text:style-name="T17"> </text:span><text:span text:style-name="T25">deals </text:span><text:span text:style-name="T36">no</text:span><text:span text:style-name="T43"> </text:span><text:span text:style-name="T25">damage, </text:span><text:span text:style-name="T44">only </text:span><text:span text:style-name="T55">physical attacks/</text:span><text:span text:style-name="T44">projectiles/</text:span><text:span text:style-name="T48">weapons</text:span><text:span text:style-name="T44"> do.</text:span></text:p>
      <text:p text:style-name="P43">Aliens</text:p>
      <text:p text:style-name="P44"/>
      <text:p text:style-name="P25">Each alien will have a <text:span text:style-name="T175">female </text:span>German old fashioned name (only for fun)!</text:p>
      <text:p text:style-name="P19"/>
      <text:p text:style-name="P50"><text:span text:style-name="T87">The a</text:span><text:span text:style-name="T86">lien have</text:span><text:span text:style-name="T149"> 1000 hit points (HP)</text:span><text:span text:style-name="T86">.</text:span></text:p>
      <text:p text:style-name="P21"/>
      <text:p text:style-name="P21"><text:tab/><text:span text:style-name="T138">Each Alien has</text:span><text:span text:style-name="T4"> </text:span><text:span text:style-name="T10">1</text:span><text:span text:style-name="T9"> defensive </text:span><text:span text:style-name="T16">skill</text:span>:</text:p>
      <text:p text:style-name="P21"/>
      <text:p text:style-name="P21">- <text:span text:style-name="T9">Random teleportation</text:span></text:p>
      <text:p text:style-name="P21">- <text:span text:style-name="T9">Dash</text:span> <text:span text:style-name="T2">(</text:span><text:span text:style-name="T118">pass through </text:span><text:span text:style-name="T116">kids and attacks</text:span><text:span text:style-name="T2">)</text:span></text:p>
      <text:p text:style-name="P21">- <text:span text:style-name="T9">Repulsive “</text:span><text:span text:style-name="T11">explosions”</text:span></text:p>
      <text:p text:style-name="P21">- <text:span text:style-name="T9">Freezing </text:span><text:span text:style-name="T12">“</text:span><text:span text:style-name="T50">shock wave”</text:span></text:p>
      <text:p text:style-name="P21">- <text:span text:style-name="T14">Quick r</text:span><text:span text:style-name="T13">unner </text:span><text:span text:style-name="T72">(</text:span><text:span text:style-name="T75">permanent</text:span><text:span text:style-name="T72">)</text:span></text:p>
      <text:p text:style-name="P21">- <text:span text:style-name="T11">Force </text:span><text:span text:style-name="T50">f</text:span><text:span text:style-name="T11">ield</text:span><text:span text:style-name="T71"> </text:span><text:span text:style-name="T72">(repulsive effect </text:span><text:span text:style-name="T73">only on kids </text:span><text:span text:style-name="T71">–</text:span><text:span text:style-name="T73"> </text:span><text:span text:style-name="T74">not the attacks</text:span><text:span text:style-name="T72">)</text:span></text:p>
      <text:p text:style-name="P21">- <text:span text:style-name="T11">Time stop </text:span><text:span text:style-name="T72">(affects only the kids, </text:span><text:span text:style-name="T74">not the attacks</text:span><text:span text:style-name="T72"> – </text:span><text:span text:style-name="T74">long cool down</text:span><text:span text:style-name="T73">)</text:span></text:p>
      <text:p text:style-name="P21">- <text:span text:style-name="T14">Mirror images</text:span><text:span text:style-name="T69"> (</text:span><text:span text:style-name="T116">2</text:span><text:span text:style-name="T117"> to 4 mirror images</text:span><text:span text:style-name="T69"> start moving in random </text:span><text:span text:style-name="T115">opposite </text:span><text:span text:style-name="T69">straight line directions from the player attracting closest kids for </text:span><text:span text:style-name="T121">2</text:span><text:span text:style-name="T117"> to </text:span><text:span text:style-name="T116">1</text:span><text:span text:style-name="T117"> second</text:span><text:span text:style-name="T119">(</text:span><text:span text:style-name="T117">s</text:span><text:span text:style-name="T119">)</text:span><text:span text:style-name="T125"> – </text:span><text:span text:style-name="T116">less images means more time</text:span><text:span text:style-name="T69">)</text:span></text:p>
      <text:p text:style-name="P21">- <text:span text:style-name="T20">Dodger</text:span><text:span text:style-name="T131"> (hit box </text:span><text:span text:style-name="T161">size </text:span><text:span text:style-name="T131">reduced</text:span><text:span text:style-name="T72"> – </text:span><text:span text:style-name="T76">permanent</text:span><text:span text:style-name="T131">).</text:span></text:p>
      <text:p text:style-name="P21">- <text:span text:style-name="T20">Invisible</text:span><text:span text:style-name="T131"> (makes </text:span><text:span text:style-name="T120">enemies go away from where the player is</text:span><text:span text:style-name="T131"> when activating the skill for 2 or 3 seconds</text:span><text:span text:style-name="T72"> – </text:span><text:span text:style-name="T74">long cool down</text:span><text:span text:style-name="T131">).</text:span></text:p>
      <text:p text:style-name="P21">- <text:span text:style-name="T20">Shield</text:span><text:span text:style-name="T131"> (</text:span><text:span text:style-name="T122">invulnerable to attacks – any attack?</text:span><text:span text:style-name="T131">).</text:span></text:p>
      <text:p text:style-name="P21">- <text:span text:style-name="T20">Healthy</text:span><text:span text:style-name="T131"> (</text:span><text:span text:style-name="T161">20% </text:span><text:span text:style-name="T131">more hit points).</text:span></text:p>
      <text:p text:style-name="P21">- <text:span text:style-name="T21">Regeneration</text:span><text:span text:style-name="T132"> (permanent).</text:span></text:p>
      <text:p text:style-name="P21">- <text:span text:style-name="T22">Hand to hand </text:span><text:span text:style-name="T29">connoisseur</text:span><text:span text:style-name="T133"> (50% damage from short range but 200% damage from long range).</text:span></text:p>
      <text:p text:style-name="P21">- <text:span text:style-name="T22">Ranged </text:span><text:span text:style-name="T29">fighting connoisseur</text:span><text:span text:style-name="T133"> (50% damage from long range but 200% damage from short range).</text:span></text:p>
      <text:p text:style-name="P21">- <text:span text:style-name="T8">None!</text:span></text:p>
      <text:p text:style-name="P21"/>
      <text:p text:style-name="P21"><text:tab/><text:span text:style-name="T27">S</text:span><text:span text:style-name="T23">kill cool down is shown by the sprite outline color</text:span><text:span text:style-name="T104"> </text:span><text:span text:style-name="T102">(red means not ready)</text:span><text:span text:style-name="T134">.</text:span></text:p>
      <text:p text:style-name="P21"/>
      <text:p text:style-name="P21"><text:tab/><text:span text:style-name="T52">No HP shown on screen</text:span><text:span text:style-name="T171">.</text:span></text:p>
      <text:p text:style-name="P21"/>
      <text:p text:style-name="P16"><text:tab/>Each <text:span text:style-name="T9">“</text:span><text:span text:style-name="T27">skill</text:span><text:span text:style-name="T9">” has </text:span><text:span text:style-name="T42">its own</text:span><text:span text:style-name="T9"> cool down</text:span> (<text:span text:style-name="T115">duration</text:span> depending on the <text:span text:style-name="T127">skill</text:span>).</text:p>
      <text:p text:style-name="P16"/>
      <text:p text:style-name="P16"><text:tab/><text:span text:style-name="T51">Alien becomes invincible</text:span><text:span text:style-name="T7"> for 1 second after getting hit</text:span><text:span text:style-name="T168">.</text:span></text:p>
      <text:p text:style-name="P5">Enemies</text:p>
      <text:p text:style-name="P3"/>
      <text:p text:style-name="P28"><text:tab/><text:span text:style-name="T128">Here’s the list:</text:span></text:p>
      <text:p text:style-name="P28"/>
      <text:p text:style-name="P28">- <text:span text:style-name="T17">Throwing </text:span><text:span text:style-name="T23">B</text:span><text:span text:style-name="T17">ooger </text:span><text:span text:style-name="T23">K</text:span><text:span text:style-name="T17">ids</text:span><text:span text:style-name="T128"> (</text:span><text:span text:style-name="T149">slow </text:span><text:span text:style-name="T128">medium ranged explosives </text:span><text:span text:style-name="T134">with small effect area</text:span><text:span text:style-name="T128">):</text:span></text:p>
      <text:p text:style-name="P28"><text:tab/><text:span text:style-name="T149">Alien loses </text:span><text:span text:style-name="T64">1</text:span><text:span text:style-name="T29">00 </text:span><text:span text:style-name="T40">HP</text:span><text:span text:style-name="T149"> when hit.</text:span></text:p>
      <text:p text:style-name="P28"/>
      <text:p text:style-name="P28">- <text:span text:style-name="T17">Spitting </text:span><text:span text:style-name="T23">K</text:span><text:span text:style-name="T17">ids</text:span><text:span text:style-name="T128"> (</text:span><text:span text:style-name="T149">quick s</text:span><text:span text:style-name="T146">hort </text:span><text:span text:style-name="T128">ranged shooting).</text:span></text:p>
      <text:p text:style-name="P31"><text:tab/><text:span text:style-name="T149">Alien loses </text:span><text:span text:style-name="T64">5</text:span><text:span text:style-name="T48">0</text:span><text:span text:style-name="T29"> </text:span><text:span text:style-name="T40">HP</text:span><text:span text:style-name="T149"> when hit.</text:span></text:p>
      <text:p text:style-name="P31"/>
      <text:p text:style-name="P28">- <text:span text:style-name="T17">Kids </text:span><text:span text:style-name="T23">W</text:span><text:span text:style-name="T17">ith </text:span><text:span text:style-name="T23">S</text:span><text:span text:style-name="T17">ticks</text:span><text:span text:style-name="T128"> (</text:span><text:span text:style-name="T149">very quick </text:span><text:span text:style-name="T142">hand to hand</text:span><text:span text:style-name="T128"> attack).</text:span></text:p>
      <text:p text:style-name="P31"><text:tab/><text:span text:style-name="T149">Alien loses </text:span><text:span text:style-name="T56">25</text:span><text:span text:style-name="T29"> </text:span><text:span text:style-name="T40">HP</text:span><text:span text:style-name="T149"> when hit.</text:span></text:p>
      <text:p text:style-name="P31"/>
      <text:p text:style-name="P32">- <text:span text:style-name="T50">Crying </text:span><text:span text:style-name="T24">Kids</text:span><text:span text:style-name="T136"> </text:span><text:span text:style-name="T164">run randomly then stop to cry</text:span><text:span text:style-name="T136">. </text:span><text:span text:style-name="T164">If the alien is close enough, kick him. </text:span><text:span text:style-name="T168">Resume routine.</text:span></text:p>
      <text:p text:style-name="P32"><text:tab/><text:span text:style-name="T149">Alien loses </text:span><text:span text:style-name="T56">75</text:span><text:span text:style-name="T29"> </text:span><text:span text:style-name="T40">HP</text:span><text:span text:style-name="T149"> </text:span><text:span text:style-name="T168">when hit</text:span><text:span text:style-name="T150">.</text:span></text:p>
      <text:p text:style-name="P31"/>
      <text:p text:style-name="P28">- <text:span text:style-name="T23">Vomiting </text:span><text:span text:style-name="T24">K</text:span><text:span text:style-name="T23">ids</text:span><text:span text:style-name="T134"> (</text:span><text:span text:style-name="T149">slow </text:span><text:span text:style-name="T134">long range attacks with large effect area). </text:span><text:span text:style-name="T168">Wandering, then vomiting somewhere there space for the puddle, then resuming… The vomit puddle generate an area that everybody’s running away from.</text:span></text:p>
      <text:p text:style-name="P32"><text:tab/><text:span text:style-name="T149">Alien loses </text:span><text:span text:style-name="T29">5</text:span><text:span text:style-name="T48">0</text:span><text:span text:style-name="T29"> </text:span><text:span text:style-name="T40">HP per second</text:span><text:span text:style-name="T149"> when walking in the vomit puddle until exiting it. </text:span><text:span text:style-name="T150">He also takes decreasing damages</text:span><text:span text:style-name="T168"> </text:span><text:span text:style-name="T150">for up to 2 seconds </text:span><text:span text:style-name="T168">(</text:span><text:span text:style-name="T51">25HP </text:span><text:span text:style-name="T56">the first second</text:span><text:span text:style-name="T51">, then 10HP</text:span><text:span text:style-name="T168">) </text:span><text:span text:style-name="T150">after exiting the area.</text:span></text:p>
      <text:p text:style-name="P28"/>
      <text:p text:style-name="P28">- <text:span text:style-name="T18">T</text:span><text:span text:style-name="T56">he t</text:span><text:span text:style-name="T9">eacher </text:span><text:span text:style-name="T111">walk</text:span><text:span text:style-name="T70">ing randomly.</text:span> <text:span text:style-name="T178">When </text:span><text:span text:style-name="T129">close </text:span><text:span text:style-name="T178">enough </text:span><text:span text:style-name="T129">to the alien </text:span><text:span text:style-name="T178">and kids involved in the fight,</text:span><text:span text:style-name="T129"> </text:span><text:span text:style-name="T178">starts running to </text:span>try to stop the mess <text:span text:style-name="T129">(</text:span><text:span text:style-name="T168">she</text:span><text:span text:style-name="T130"> </text:span><text:span text:style-name="T168">is an</text:span><text:span text:style-name="T130"> </text:span><text:span text:style-name="T129">obstacle: run</text:span><text:span text:style-name="T130">ning</text:span><text:span text:style-name="T129"> then stop</text:span><text:span text:style-name="T130">ping,</text:span><text:span text:style-name="T129"> trying to calm things down </text:span><text:span text:style-name="T158">staying between kid</text:span><text:span text:style-name="T168">s</text:span><text:span text:style-name="T158"> and alien </text:span><text:span text:style-name="T129">then </text:span><text:span text:style-name="T156">going away and </text:span><text:span text:style-name="T158">finally </text:span><text:span text:style-name="T129">resum</text:span><text:span text:style-name="T158">ing</text:span><text:span text:style-name="T129">… </text:span><text:span text:style-name="T145">I don’t know if she should give up and go away for a while if a never ending fight happens</text:span><text:span text:style-name="T129">).</text:span></text:p>
      <text:p text:style-name="P28"/>
      <text:p text:style-name="P28"><text:tab/><text:span text:style-name="T41">Kids with sticks</text:span><text:span text:style-name="T151"> and </text:span><text:span text:style-name="T41">Spitting Kids</text:span><text:span text:style-name="T151"> represent </text:span><text:span text:style-name="T41">50% of the enemies</text:span><text:span text:style-name="T112"> </text:span><text:span text:style-name="T113">(and kids with sticks are </text:span><text:span text:style-name="T114">66</text:span><text:span text:style-name="T113">% of that proportion)</text:span><text:span text:style-name="T151">.</text:span></text:p>
      <text:p text:style-name="P46">Technically</text:p>
      <text:p text:style-name="P45"/>
      <text:p text:style-name="P47"><text:tab/><text:span text:style-name="T61">Animations at </text:span><text:span text:style-name="T62">3</text:span><text:span text:style-name="T61">s</text:span><text:span text:style-name="T165"> </text:span><text:span text:style-name="T166">(</text:span><text:span text:style-name="T167">just like Domestique Baston</text:span><text:span text:style-name="T166">).</text:span></text:p>
      <text:p text:style-name="P23"/>
      <text:p text:style-name="P17"><text:tab/><text:span text:style-name="T126">There are </text:span><text:span text:style-name="T46">two options for building game map(s)</text:span><text:span text:style-name="T126">:</text:span></text:p>
      <text:p text:style-name="P17"><text:tab/>- <text:span text:style-name="T37">A whole hand painted </text:span><text:span text:style-name="T38">(</text:span><text:span text:style-name="T37">and animated</text:span><text:span text:style-name="T38">)</text:span><text:span text:style-name="T37"> map</text:span><text:span text:style-name="T154">.</text:span></text:p>
      <text:p text:style-name="P56"/>
      <text:p text:style-name="P23"><text:tab/><text:span text:style-name="T143">Every game </text:span><text:span text:style-name="T144">starts from a random point in the area</text:span><text:span text:style-name="T143">. Spawning points could possibly be established before hand.</text:span></text:p>
      <text:p text:style-name="P23"/>
      <text:p text:style-name="P23"><text:tab/><text:span text:style-name="T30">Camera bug </text:span><text:span text:style-name="T45">effects</text:span><text:span text:style-name="T30"> </text:span><text:span text:style-name="T56">constantly evolve</text:span><text:span text:style-name="T139"> </text:span><text:span text:style-name="T179">and</text:span><text:span text:style-name="T139"> </text:span><text:span text:style-name="T30">the last effect (screen shutdown) always happen</text:span><text:span text:style-name="T60">s</text:span><text:span text:style-name="T30"> just after 1 minute </text:span><text:span text:style-name="T56">or a bit more..</text:span><text:span text:style-name="T65">.</text:span></text:p>
      <text:p text:style-name="P20"/>
      <text:p text:style-name="P11"><text:tab/><text:span text:style-name="T25">A</text:span><text:span text:style-name="T9">lien</text:span> <text:span text:style-name="T142">and </text:span><text:span text:style-name="T34">Enemies</text:span><text:span text:style-name="T142"> </text:span><text:span text:style-name="T148">have</text:span> <text:span text:style-name="T34">8</text:span><text:span text:style-name="T9"> </text:span><text:span text:style-name="T28">action </text:span><text:span text:style-name="T9">direction</text:span><text:span text:style-name="T28">s</text:span><text:span text:style-name="T84">.</text:span></text:p>
      <text:p text:style-name="P40"/>
      <text:p text:style-name="P12"><text:span text:style-name="T84"><text:tab/></text:span><text:span text:style-name="T96">A</text:span><text:span text:style-name="T77">lien animations (</text:span><text:span text:style-name="T35">left</text:span><text:span text:style-name="T77"> and </text:span><text:span text:style-name="T35">right</text:span><text:span text:style-name="T77"> are </text:span><text:span text:style-name="T35">flopped animations</text:span><text:span text:style-name="T77">, </text:span><text:span text:style-name="T35">up/left</text:span><text:span text:style-name="T77"> and </text:span><text:span text:style-name="T35">up/right</text:span><text:span text:style-name="T77"> are </text:span><text:span text:style-name="T35">flopped animations</text:span><text:span text:style-name="T77"> and </text:span><text:span text:style-name="T35">down/left</text:span><text:span text:style-name="T77"> and </text:span><text:span text:style-name="T35">down/right</text:span><text:span text:style-name="T77"> are also </text:span><text:span text:style-name="T35">flopped animations</text:span><text:span text:style-name="T77">):</text:span></text:p>
      <text:p text:style-name="P11"><text:span text:style-name="T32"><text:tab/>8</text:span><text:span text:style-name="T31"> Move </text:span><text:span text:style-name="T50">(run) </text:span><text:span text:style-name="T31">direction</text:span><text:span text:style-name="T27">s</text:span></text:p>
      <text:p text:style-name="P11"><text:span text:style-name="T32"><text:tab/>8</text:span><text:span text:style-name="T169"> </text:span><text:span text:style-name="T31">Idle direction</text:span><text:span text:style-name="T27">s</text:span></text:p>
      <text:p text:style-name="P11"><text:span text:style-name="T27"><text:tab/></text:span><text:span text:style-name="T34">8 </text:span><text:span text:style-name="T28">G</text:span><text:span text:style-name="T34">etting </text:span><text:span text:style-name="T28">H</text:span><text:span text:style-name="T34">it directions</text:span></text:p>
      <text:p text:style-name="P11"><text:span text:style-name="T32"><text:tab/>8</text:span><text:span text:style-name="T31"> </text:span><text:span text:style-name="T28">D</text:span><text:span text:style-name="T31">eath </text:span><text:span text:style-name="T28">D</text:span><text:span text:style-name="T31">irection</text:span><text:span text:style-name="T27">s</text:span></text:p>
      <text:p text:style-name="P11"><text:span text:style-name="T31"><text:tab/></text:span><text:span text:style-name="T91">This means something like a maximum of 5 animations by action so </text:span><text:span text:style-name="T27">2</text:span><text:span text:style-name="T50">0</text:span><text:span text:style-name="T27"> animations per character</text:span><text:span text:style-name="T91">. That’s a lot!</text:span></text:p>
      <text:p text:style-name="P41"/>
      <text:p text:style-name="P12"><text:span text:style-name="T91"><text:tab/></text:span><text:span text:style-name="T82">Enemies </text:span><text:span text:style-name="T81">(and teacher/teachers) </text:span><text:span text:style-name="T82">animations </text:span><text:span text:style-name="T77">(</text:span><text:span text:style-name="T35">left</text:span><text:span text:style-name="T77"> and </text:span><text:span text:style-name="T35">right</text:span><text:span text:style-name="T77"> are </text:span><text:span text:style-name="T35">flopped animations</text:span><text:span text:style-name="T77">, </text:span><text:span text:style-name="T35">up/left</text:span><text:span text:style-name="T77"> and </text:span><text:span text:style-name="T35">up/right</text:span><text:span text:style-name="T77"> are </text:span><text:span text:style-name="T35">flopped animations</text:span><text:span text:style-name="T77"> and </text:span><text:span text:style-name="T35">down/left</text:span><text:span text:style-name="T77"> and </text:span><text:span text:style-name="T35">down/right</text:span><text:span text:style-name="T77"> are also </text:span><text:span text:style-name="T35">flopped animations</text:span><text:span text:style-name="T77">):</text:span></text:p>
      <text:p text:style-name="P55"><text:span text:style-name="T90"><text:tab/></text:span><text:span text:style-name="T27">8 move </text:span><text:span text:style-name="T59">(run – vomiting and crying kids are walking) </text:span><text:span text:style-name="T27">directions</text:span></text:p>
      <text:p text:style-name="P48"><text:tab/>8 attack directions</text:p>
      <text:p text:style-name="P48"><text:tab/>8 Idle directions</text:p>
      <text:p text:style-name="P49"><text:tab/>8 <text:span text:style-name="T173">waving</text:span> directions <text:span text:style-name="T88">(when two kids face each other, they </text:span><text:span text:style-name="T89">forget about the alien and </text:span><text:span text:style-name="T88">stop </text:span><text:span text:style-name="T89">running</text:span><text:span text:style-name="T88"> then wave at each other </text:span><text:span text:style-name="T89">for a couple of seconds </text:span><text:span text:style-name="T88">then resume moving)</text:span><text:span text:style-name="T173"> – </text:span><text:span text:style-name="T123">only </text:span><text:span text:style-name="T124">throwing booger, spitting and </text:span><text:span text:style-name="T123">kids </text:span><text:span text:style-name="T124">with sticks</text:span><text:span text:style-name="T172">.</text:span></text:p>
      <text:p text:style-name="P53"><text:span text:style-name="T91"><text:tab/>This means 5</text:span><text:span text:style-name="T99"> </text:span><text:span text:style-name="T91">–</text:span><text:span text:style-name="T99"> </text:span><text:span text:style-name="T91">animations by action so </text:span><text:span text:style-name="T53">20</text:span><text:span text:style-name="T27"> animations per character</text:span><text:span text:style-name="T91"> (that’s also a lot)! </text:span><text:span text:style-name="T103">So </text:span><text:span text:style-name="T54">teacher ha</text:span><text:span text:style-name="T53">s</text:span><text:span text:style-name="T54"> only 15 animations</text:span><text:span text:style-name="T103"> (no waving animat</text:span><text:span text:style-name="T109">ion</text:span><text:span text:style-name="T103">).</text:span></text:p>
      <text:p text:style-name="P53"><text:span text:style-name="T103"/></text:p>
      <text:p text:style-name="P53"><text:span text:style-name="T103"><text:tab/></text:span><text:span text:style-name="T83">Teacher:</text:span></text:p>
      <text:p text:style-name="P54"><text:span text:style-name="T109"><text:tab/></text:span><text:span text:style-name="T27">8 </text:span><text:span text:style-name="T57">run</text:span><text:span text:style-name="T27"> directions</text:span></text:p>
      <text:p text:style-name="P54"><text:soft-page-break/><text:span text:style-name="T27"><text:tab/></text:span><text:span text:style-name="T57">8 walk directions</text:span></text:p>
      <text:p text:style-name="P57"><text:tab/><text:span text:style-name="T27">8 “</text:span><text:span text:style-name="T57">stop fighting”</text:span><text:span text:style-name="T27"> directions</text:span></text:p>
      <text:p text:style-name="P57"><text:span text:style-name="T27"><text:tab/></text:span><text:span text:style-name="T140">This means 5</text:span><text:span text:style-name="T153"> </text:span><text:span text:style-name="T140">–</text:span><text:span text:style-name="T153"> </text:span><text:span text:style-name="T140">animations by action so </text:span><text:span text:style-name="T66">1</text:span><text:span text:style-name="T57">5</text:span><text:span text:style-name="T27"> animations </text:span><text:span text:style-name="T57">for the</text:span><text:span text:style-name="T27"> character!</text:span></text:p>
      <text:p text:style-name="P58"/>
      <text:p text:style-name="P14"><text:span text:style-name="T92"><text:tab/></text:span><text:span text:style-name="T78">Enemies behavior </text:span><text:span text:style-name="T77">(</text:span><text:span text:style-name="T35">left</text:span><text:span text:style-name="T77"> and </text:span><text:span text:style-name="T35">right</text:span><text:span text:style-name="T77"> are </text:span><text:span text:style-name="T35">flopped animations</text:span><text:span text:style-name="T77">, </text:span><text:span text:style-name="T35">up/left</text:span><text:span text:style-name="T77"> and </text:span><text:span text:style-name="T35">up/right</text:span><text:span text:style-name="T77"> are </text:span><text:span text:style-name="T35">flopped animations</text:span><text:span text:style-name="T77"> and </text:span><text:span text:style-name="T35">down/left</text:span><text:span text:style-name="T77"> and </text:span><text:span text:style-name="T35">down/right</text:span><text:span text:style-name="T77"> are also </text:span><text:span text:style-name="T35">flopped animations</text:span><text:span text:style-name="T77">)</text:span><text:span text:style-name="T78">:</text:span></text:p>
      <text:p text:style-name="P42"/>
      <text:p text:style-name="P24"><text:span text:style-name="T70"><text:tab/>Followers </text:span><text:span text:style-name="T94">and stoppers and followers, etc.:</text:span></text:p>
      <text:p text:style-name="P29"><text:span text:style-name="T17"><text:tab/><text:tab/>Throwing </text:span><text:span text:style-name="T23">B</text:span><text:span text:style-name="T17">ooger </text:span><text:span text:style-name="T23">K</text:span><text:span text:style-name="T17">ids</text:span></text:p>
      <text:p text:style-name="P30"><text:span text:style-name="T17"><text:tab/><text:tab/>Spitting </text:span><text:span text:style-name="T23">K</text:span><text:span text:style-name="T17">ids</text:span></text:p>
      <text:p text:style-name="P30"><text:span text:style-name="T17"><text:tab/></text:span><text:span text:style-name="T93">Followers:</text:span></text:p>
      <text:p text:style-name="P29"><text:span text:style-name="T17"><text:tab/><text:tab/>Kids </text:span><text:span text:style-name="T23">W</text:span><text:span text:style-name="T17">ith </text:span><text:span text:style-name="T23">S</text:span><text:span text:style-name="T17">ticks</text:span></text:p>
      <text:p text:style-name="P29"><text:span text:style-name="T24"><text:tab/></text:span><text:span text:style-name="T108">Random</text:span><text:span text:style-name="T93">:</text:span></text:p>
      <text:p text:style-name="P29"><text:span text:style-name="T93"><text:tab/><text:tab/></text:span><text:span text:style-name="T23">Vomiting </text:span><text:span text:style-name="T24">K</text:span><text:span text:style-name="T23">ids</text:span></text:p>
      <text:p text:style-name="P29"><text:span text:style-name="T23"><text:tab/><text:tab/></text:span><text:span text:style-name="T53">Crying Kids</text:span></text:p>
      <text:p text:style-name="P29"><text:span text:style-name="T23"><text:tab/></text:span><text:span text:style-name="T93">Weird:</text:span></text:p>
      <text:p text:style-name="P29"><text:span text:style-name="T93"><text:tab/><text:tab/></text:span><text:span text:style-name="T18">T</text:span><text:span text:style-name="T9">eacher</text:span></text:p>
      <text:p text:style-name="P51"/>
      <text:p text:style-name="P37"><text:tab/><text:span text:style-name="T39">At the beginning of a game, several kids are already in the place playing Idle </text:span><text:span text:style-name="T57">(or waving)</text:span><text:span text:style-name="T39"> animation</text:span><text:span text:style-name="T67">. </text:span><text:span text:style-name="T68">No teacher</text:span><text:span text:style-name="T176">.</text:span></text:p>
      <text:p text:style-name="P37"/>
      <text:p text:style-name="P38"><text:span text:style-name="T140"><text:tab/></text:span><text:span text:style-name="T33">Enemies detection colliders will have a somewhat random size</text:span><text:span text:style-name="T157">.</text:span></text:p>
      <text:p text:style-name="P39"/>
      <text:p text:style-name="P38"><text:span text:style-name="T157"><text:tab/></text:span><text:span text:style-name="T45">After a kid </text:span><text:span text:style-name="T58">hits (physical/weapon attack)</text:span><text:span text:style-name="T45"> </text:span><text:span text:style-name="T58">the</text:span><text:span text:style-name="T45"> alien, he tends to go away for </text:span><text:span text:style-name="T53">2</text:span><text:span text:style-name="T49"> to </text:span><text:span text:style-name="T58">3</text:span><text:span text:style-name="T49"> seconds</text:span><text:span text:style-name="T156">.</text:span></text:p>
      <text:p text:style-name="P38"/>
      <text:p text:style-name="P38"><text:tab/><text:span text:style-name="T45">Kids spawn from </text:span><text:span text:style-name="T53">outside of the screen</text:span><text:span text:style-name="T177">.</text:span></text:p>
      <text:p text:style-name="P38"/>
      <text:p text:style-name="P38"><text:tab/><text:span text:style-name="T45">Teacher spawn</text:span><text:span text:style-name="T58">s</text:span><text:span text:style-name="T45"> from outside of the screen</text:span><text:span text:style-name="T156">.</text:span></text:p>
      <text:p text:style-name="P38"/>
      <text:p text:style-name="P38"><text:tab/><text:span text:style-name="T47">Kids are slower than </text:span><text:span text:style-name="T58">the </text:span><text:span text:style-name="T47">alien</text:span><text:span text:style-name="T159"> and </text:span><text:span text:style-name="T176">the </text:span><text:span text:style-name="T47">teacher </text:span><text:span text:style-name="T58">is</text:span><text:span text:style-name="T47"> faster than </text:span><text:span text:style-name="T58">the </text:span><text:span text:style-name="T47">alien</text:span><text:span text:style-name="T159">.</text:span></text:p>
      <text:p text:style-name="P4">Options</text:p>
      <text:p text:style-name="P27"/>
      <text:p text:style-name="P35"><text:tab/><text:span text:style-name="T147">Adding 1</text:span><text:span text:style-name="T105"> </text:span><text:span text:style-name="T97">more </text:span><text:span text:style-name="T105">difficulty mode </text:span><text:span text:style-name="T95">to the normal one</text:span><text:span text:style-name="T105">: </text:span><text:span text:style-name="T79">Super Hyper Mega </text:span><text:span text:style-name="T80">Hardcore</text:span><text:span text:style-name="T105"> (more enemies moving and attacking quickly, nerfed alien skills, slower alien, </text:span><text:span text:style-name="T98">enemies dealing more damages</text:span><text:span text:style-name="T105">).</text:span></text:p>
      <text:p text:style-name="P34"><text:span text:style-name="T105"><text:tab/></text:span><text:span text:style-name="T106">Up to 4 </text:span><text:span text:style-name="T107">alien</text:span><text:span text:style-name="T96">s</text:span><text:span text:style-name="T106"> simultaneously </text:span><text:span text:style-name="T110">(bigger map)</text:span><text:span text:style-name="T106">.</text:span></text:p>
      <text:p text:style-name="P36"><text:span text:style-name="T70"><text:tab/></text:span><text:span text:style-name="T95">O</text:span><text:span text:style-name="T70">nline mode.</text:span></text:p>
      <text:p text:style-name="P36"><text:span text:style-name="T84"><text:tab/></text:span><text:span text:style-name="T127">Adding new alien</text:span><text:span text:style-name="T163">s</text:span><text:span text:style-name="T127"> </text:span><text:span text:style-name="T147">(</text:span><text:span text:style-name="T138">with new skills</text:span><text:span text:style-name="T147">)</text:span><text:span text:style-name="T138"> </text:span><text:span text:style-name="T127">would be great.</text:span></text:p>
      <text:p text:style-name="P33"><text:tab/><text:span text:style-name="T127">Adding new </text:span>enemies<text:span text:style-name="T127"> </text:span><text:span text:style-name="T147">(with new behaviors) </text:span><text:span text:style-name="T127">would be great </text:span>too<text:span text:style-name="T127">.</text:span></text:p>
      <text:p text:style-name="P33"><text:tab/><text:span text:style-name="T170">Adding an animation of the spaceship landing the alien in the Kindergarten then taking off in order for the game to start would be nice! </text:span></text:p>
      <text:p text:style-name="P26"><text:tab/>With a lot of courage, new maps would also be added…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5-18T14:13:22.075000000</dc:date>
    <meta:editing-duration>PT4H55M47S</meta:editing-duration>
    <meta:editing-cycles>57</meta:editing-cycles>
    <meta:generator>LibreOffice/7.5.0.3$Windows_X86_64 LibreOffice_project/c21113d003cd3efa8c53188764377a8272d9d6de</meta:generator>
    <meta:document-statistic meta:table-count="0" meta:image-count="0" meta:object-count="0" meta:page-count="7" meta:paragraph-count="99" meta:word-count="1152" meta:character-count="6775" meta:non-whitespace-character-count="5637"/>
  </office:meta>
</office:document-meta>
</file>